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108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4.8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fo:border="0.002cm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fo:border="0.002cm solid #000000"/>
    </style:style>
    <style:style style:name="ce7" style:family="table-cell" style:parent-style-name="Default" style:data-style-name="N41">
      <style:table-cell-properties fo:wrap-option="wrap" fo:border="0.002cm solid #000000"/>
    </style:style>
    <style:style style:name="ce8" style:family="table-cell" style:parent-style-name="Default" style:data-style-name="N41">
      <style:table-cell-properties fo:border="0.002cm solid #000000"/>
    </style: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99"/>
  </office:automatic-styles>
  <office:body>
    <office:spreadsheet>
      <table:table table:name="OLTP" table:style-name="ta1" table:print="false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11"/>
        </table:table-row>
        <table:table-row table:style-name="ro2">
          <table:table-cell table:style-name="ce1" office:value-type="string" table:number-columns-spanned="10" table:number-rows-spanned="1">
            <text:p>Lift Event</text:p>
          </table:table-cell>
          <table:covered-table-cell/>
          <table:covered-table-cell table:style-name="Default"/>
          <table:covered-table-cell table:number-columns-repeated="7"/>
          <table:table-cell/>
        </table:table-row>
        <table:table-row table:style-name="ro3">
          <table:table-cell table:style-name="ce2" office:value-type="string">
            <text:p>Primary Key</text:p>
          </table:table-cell>
          <table:table-cell table:style-name="ce2"/>
          <table:table-cell table:style-name="ce6" office:value-type="string">
            <text:p>whenever total passenger in lift = passenger in and passenger_out=0 then store the timestamp in this column</text:p>
          </table:table-cell>
          <table:table-cell table:style-name="ce6" office:value-type="string">
            <text:p>Time when lift stop on the floor</text:p>
          </table:table-cell>
          <table:table-cell table:style-name="ce6" office:value-type="string">
            <text:p>Time when lift starts moving</text:p>
          </table:table-cell>
          <table:table-cell table:style-name="ce6" office:value-type="string">
            <text:p>Lift which is moving for M numbe of lifts</text:p>
          </table:table-cell>
          <table:table-cell table:style-name="ce6" office:value-type="string">
            <text:p>floor id from M lifts</text:p>
          </table:table-cell>
          <table:table-cell table:style-name="ce6" office:value-type="string">
            <text:p>passenger entering the lift</text:p>
          </table:table-cell>
          <table:table-cell table:style-name="ce6" office:value-type="string">
            <text:p>passenger exiting the lift</text:p>
          </table:table-cell>
          <table:table-cell table:style-name="ce6" office:value-type="string">
            <text:p>passenger count at any point in time</text:p>
          </table:table-cell>
          <table:table-cell/>
        </table:table-row>
        <table:table-row table:style-name="ro4">
          <table:table-cell table:style-name="ce2" office:value-type="string">
            <text:p>id</text:p>
          </table:table-cell>
          <table:table-cell table:style-name="ce2" office:value-type="string">
            <text:p>date</text:p>
          </table:table-cell>
          <table:table-cell table:style-name="ce6" office:value-type="string">
            <text:p>event_start_time</text:p>
          </table:table-cell>
          <table:table-cell table:style-name="ce2" office:value-type="string">
            <text:p>lift_stop_ts</text:p>
          </table:table-cell>
          <table:table-cell table:style-name="ce2" office:value-type="string">
            <text:p>lift_start_ts</text:p>
          </table:table-cell>
          <table:table-cell table:style-name="ce2" office:value-type="string">
            <text:p>lift_id</text:p>
          </table:table-cell>
          <table:table-cell table:style-name="ce2" office:value-type="string">
            <text:p>floor_id</text:p>
          </table:table-cell>
          <table:table-cell table:style-name="ce2" office:value-type="string">
            <text:p>passenger_in</text:p>
          </table:table-cell>
          <table:table-cell table:style-name="ce2" office:value-type="string">
            <text:p>passenger_out</text:p>
          </table:table-cell>
          <table:table-cell table:style-name="ce2" office:value-type="string">
            <text:p>total passenger_in lift</text:p>
          </table:table-cell>
          <table:table-cell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4" office:value-type="date" office:date-value="2016-12-25">
            <text:p>25/12/16</text:p>
          </table:table-cell>
          <table:table-cell table:style-name="ce7" office:value-type="time" office:time-value="PT02H00M00S">
            <text:p>02:00:00</text:p>
          </table:table-cell>
          <table:table-cell table:style-name="ce8" office:value-type="time" office:time-value="PT02H00M02S">
            <text:p>02:00:02</text:p>
          </table:table-cell>
          <table:table-cell table:style-name="ce8" office:value-type="time" office:time-value="PT02H00M05S">
            <text:p>02:00: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5" office:value-type="string" table:number-columns-spanned="1" table:number-rows-spanned="3">
            <text:p>only INSERT operation</text:p>
          </table:table-cell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date" office:date-value="2016-12-25">
            <text:p>25/12/16</text:p>
          </table:table-cell>
          <table:table-cell table:style-name="ce7" office:value-type="time" office:time-value="PT02H00M00S">
            <text:p>02:00:00</text:p>
          </table:table-cell>
          <table:table-cell table:style-name="ce8" office:value-type="time" office:time-value="PT02H00M07S">
            <text:p>02:00:07</text:p>
          </table:table-cell>
          <table:table-cell table:style-name="ce8" office:value-type="time" office:time-value="PT02H00M10S">
            <text:p>02:00: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covered-table-cell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date" office:date-value="2016-12-25">
            <text:p>25/12/16</text:p>
          </table:table-cell>
          <table:table-cell table:style-name="ce7" office:value-type="time" office:time-value="PT02H00M00S">
            <text:p>02:00:00</text:p>
          </table:table-cell>
          <table:table-cell table:style-name="ce8" office:value-type="time" office:time-value="PT02H00M14S">
            <text:p>02:00:14</text:p>
          </table:table-cell>
          <table:table-cell table:style-name="ce8" office:value-type="time" office:time-value="PT02H00M15S">
            <text:p>02:00: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covered-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" office:value-type="string" table:number-columns-spanned="10" table:number-rows-spanned="1">
            <text:p>Lift External Control Table</text:p>
          </table:table-cell>
          <table:covered-table-cell table:number-columns-repeated="9"/>
          <table:table-cell/>
        </table:table-row>
        <table:table-row table:style-name="ro3">
          <table:table-cell table:style-name="ce3"/>
          <table:table-cell/>
          <table:table-cell office:value-type="string">
            <text:p>When user press the call button and lift hasnt reached the floor</text:p>
          </table:table-cell>
          <table:table-cell table:style-name="ce5" office:value-type="string">
            <text:p>Floor from which User has pressed the button</text:p>
          </table:table-cell>
          <table:table-cell table:style-name="ce5" office:value-type="string">
            <text:p>Lift ID on which User has boarded for his journey</text:p>
          </table:table-cell>
          <table:table-cell table:style-name="ce5" office:value-type="string">
            <text:p>Timestamp when User pressed the Button</text:p>
          </table:table-cell>
          <table:table-cell table:style-name="ce5" office:value-type="string">
            <text:p>Timestamp when User entered the Lift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k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call_lift</text:p>
          </table:table-cell>
          <table:table-cell table:style-name="ce2" office:value-type="string">
            <text:p>floor_id</text:p>
          </table:table-cell>
          <table:table-cell table:style-name="ce2" office:value-type="string">
            <text:p>lift_id</text:p>
          </table:table-cell>
          <table:table-cell table:style-name="ce2" office:value-type="string">
            <text:p>lift_call_ts</text:p>
          </table:table-cell>
          <table:table-cell table:style-name="ce2" office:value-type="string">
            <text:p>lift_start_ts</text:p>
          </table:table-cell>
          <table:table-cell/>
          <table:table-cell office:value-type="string">
            <text:p>operation</text:p>
          </table:table-cell>
          <table:table-cell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date" office:date-value="2016-12-25">
            <text:p>25/12/16</text:p>
          </table:table-cell>
          <table:table-cell table:style-name="ce2" office:value-type="string">
            <text:p>Y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8" office:value-type="time" office:time-value="PT02H00M06S">
            <text:p>02:00:06</text:p>
          </table:table-cell>
          <table:table-cell table:style-name="ce2" office:value-type="float" office:value="0">
            <text:p>0</text:p>
          </table:table-cell>
          <table:table-cell/>
          <table:table-cell office:value-type="string">
            <text:p>INSERT</text:p>
          </table:table-cell>
          <table:table-cell table:style-name="ce5" office:value-type="string" table:number-columns-spanned="1" table:number-rows-spanned="2">
            <text:p>insert in row for every button press to call lift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date" office:date-value="2016-12-25">
            <text:p>25/12/16</text:p>
          </table:table-cell>
          <table:table-cell table:style-name="ce2" office:value-type="string">
            <text:p>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8" office:value-type="time" office:time-value="PT02H00M06S">
            <text:p>02:00:06</text:p>
          </table:table-cell>
          <table:table-cell table:style-name="ce8" office:value-type="time" office:time-value="PT02H00M10S">
            <text:p>02:00:10</text:p>
          </table:table-cell>
          <table:table-cell/>
          <table:table-cell office:value-type="string">
            <text:p>UPDATE</text:p>
          </table:table-cell>
          <table:covered-table-cell/>
          <table:table-cell/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OLAP" table:style-name="ta1" table:print="false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table:number-columns-spanned="2" table:number-rows-spanned="1">
            <text:p>OLAP - LIFT_EVENT</text:p>
          </table:table-cell>
          <table:covered-table-cell/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3">
          <table:table-cell table:number-columns-repeated="3"/>
          <table:table-cell table:style-name="ce5" office:value-type="string">
            <text:p>Event_ID is same for all events where event_start_time in OLTP <text:s/>is same</text:p>
          </table:table-cell>
          <table:table-cell/>
          <table:table-cell table:style-name="ce6" office:value-type="string">
            <text:p>passenger count at any point in time</text:p>
          </table:table-cell>
          <table:table-cell table:style-name="ce6" office:value-type="string">
            <text:p>passenger entering the lift</text:p>
          </table:table-cell>
          <table:table-cell table:style-name="ce6" office:value-type="string">
            <text:p>passenger exiting the lift</text:p>
          </table:table-cell>
          <table:table-cell office:value-type="string">
            <text:p>Lag/Lead function </text:p>
          </table:table-cell>
          <table:table-cell table:number-columns-repeated="4"/>
          <table:table-cell table:style-name="ce5" office:value-type="string">
            <text:p>From OLTP, time when lift start start moving – time when lift stops on same row</text:p>
          </table:table-cell>
        </table:table-row>
        <table:table-row table:style-name="ro1">
          <table:table-cell/>
          <table:table-cell office:value-type="string">
            <text:p>sk</text:p>
          </table:table-cell>
          <table:table-cell office:value-type="string">
            <text:p>elevator_id</text:p>
          </table:table-cell>
          <table:table-cell office:value-type="string">
            <text:p>event_id</text:p>
          </table:table-cell>
          <table:table-cell office:value-type="string">
            <text:p>date_sk</text:p>
          </table:table-cell>
          <table:table-cell office:value-type="string">
            <text:p>event_passenger_count</text:p>
          </table:table-cell>
          <table:table-cell office:value-type="string">
            <text:p>passenger_in_count</text:p>
          </table:table-cell>
          <table:table-cell office:value-type="string">
            <text:p>passenger_out_count</text:p>
          </table:table-cell>
          <table:table-cell office:value-type="string">
            <text:p>journey_time_sec</text:p>
          </table:table-cell>
          <table:table-cell office:value-type="string">
            <text:p>event_ts</text:p>
          </table:table-cell>
          <table:table-cell office:value-type="string">
            <text:p>lift_capacity</text:p>
          </table:table-cell>
          <table:table-cell office:value-type="string">
            <text:p>floor_stop_count</text:p>
          </table:table-cell>
          <table:table-cell office:value-type="string">
            <text:p>floor_id</text:p>
          </table:table-cell>
          <table:table-cell office:value-type="string">
            <text:p>lift_wait_ts</text:p>
          </table:table-cell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style-name="ce9" office:value-type="date" office:date-value="2016-12-25">
            <text:p>25/12/1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0" office:value-type="time" office:time-value="PT02H00M05S">
            <text:p>02:00:05</text:p>
          </table:table-cell>
          <table:table-cell table:style-name="ce11" office:value-type="boolean" office:boolean-value="false">
            <text:p>FALSE</text:p>
          </table:table-cell>
          <table:table-cell table:number-columns-repeated="2" office:value-type="float" office:value="0">
            <text:p>0</text:p>
          </table:table-cell>
          <table:table-cell table:style-name="ce10" office:value-type="time" office:time-value="PT00H00M03S">
            <text:p>00:00:0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9" office:value-type="date" office:date-value="2016-12-25">
            <text:p>25/12/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0" office:value-type="time" office:time-value="PT02H00M10S">
            <text:p>02:00:10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0" office:value-type="time" office:time-value="PT00H00M03S">
            <text:p>00:00:0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9" office:value-type="date" office:date-value="2016-12-25">
            <text:p>25/12/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10" office:value-type="time" office:time-value="PT02H00M15S">
            <text:p>02:00:15</text:p>
          </table:table-cell>
          <table:table-cell table:style-name="ce11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10" office:value-type="time" office:time-value="PT00H00M01S">
            <text:p>00:00:01</text:p>
          </table:table-cell>
        </table:table-row>
      </table:table>
      <table:table table:name="PASSENGER_EVENT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25/12/2016</text:date>, <text:time>11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endra </meta:initial-creator>
    <meta:creation-date>2016-12-25T08:05:27.59</meta:creation-date>
    <dc:date>2016-12-25T11:31:26.48</dc:date>
    <dc:creator>upendra </dc:creator>
    <meta:editing-duration>PT3H10M22S</meta:editing-duration>
    <meta:editing-cycles>39</meta:editing-cycles>
    <meta:generator>OpenOffice/4.1.2$Win32 OpenOffice.org_project/412m3$Build-9782</meta:generator>
    <meta:document-statistic meta:table-count="3" meta:cell-count="141" meta:object-count="0"/>
  </office:meta>
</office:document-meta>
</file>